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7722in" fo:margin-left="0in" fo:margin-top="0in" fo:margin-bottom="0in" table:align="left"/>
    </style:style>
    <style:style style:name="Table14.A" style:family="table-column">
      <style:table-column-properties style:column-width="6.7722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7722in" fo:margin-left="0in" fo:margin-top="0in" fo:margin-bottom="0in" table:align="left"/>
    </style:style>
    <style:style style:name="Table15.A" style:family="table-column">
      <style:table-column-properties style:column-width="6.7722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7722in" fo:margin-left="0in" fo:margin-top="0in" fo:margin-bottom="0in" table:align="left"/>
    </style:style>
    <style:style style:name="Table16.A" style:family="table-column">
      <style:table-column-properties style:column-width="6.7722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style:style>
    <style:style style:name="P2" style:family="paragraph" style:parent-style-name="Standard">
      <style:paragraph-properties fo:margin-top="0.139in" fo:margin-bottom="0in" loext:contextual-spacing="false" fo:line-height="125%" fo:orphans="2" fo:widows="2"/>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style:style>
    <style:style style:name="P4" style:family="paragraph" style:parent-style-name="Standard">
      <style:paragraph-properties fo:margin-left="-0.0043in" fo:margin-right="0in" fo:margin-top="0in" fo:margin-bottom="0in" loext:contextual-spacing="false" fo:line-height="130%" fo:orphans="2" fo:widows="2" fo:text-indent="0in" style:auto-text-indent="false"/>
      <style:text-properties fo:color="#595959" style:font-name="Lato" style:font-name-asian="Lato1" style:font-name-complex="Lato1"/>
    </style:style>
    <style:style style:name="P5" style:family="paragraph" style:parent-style-name="Standard">
      <style:paragraph-properties fo:margin-left="0in" fo:margin-right="0in" fo:text-indent="0.0783in" style:auto-text-indent="false"/>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style>
    <style:style style:name="P10"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4453in" fo:margin-right="0.0398in" fo:margin-top="0.0591in" fo:margin-bottom="0.0783in" loext:contextual-spacing="false" fo:line-height="100%" fo:keep-together="auto" fo:orphans="0" fo:widows="0" fo:text-indent="0.039in" style:auto-text-indent="false" fo:background-color="#cccc99" fo:padding="0.0555in" fo:border="0.51pt solid #000000" fo:keep-with-next="auto"/>
    </style:style>
    <style:style style:name="P12" style:family="paragraph" style:parent-style-name="Standard">
      <style:paragraph-properties fo:margin-left="0in" fo:margin-right="0in" fo:margin-top="0.0398in" fo:margin-bottom="0.0429in" loext:contextual-spacing="false" fo:line-height="100%"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3" style:family="paragraph" style:parent-style-name="Standard">
      <style:paragraph-properties fo:margin-left="0in" fo:margin-right="0in" fo:margin-top="0.1665in" fo:margin-bottom="0.0835in" loext:contextual-spacing="false" fo:line-height="100%" fo:keep-together="auto" fo:orphans="0" fo:widows="0" fo:text-indent="0in" style:auto-text-indent="false" fo:padding="0in" fo:border="none" fo:keep-with-next="always"/>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keep-together="auto" fo:orphans="0" fo:widows="0" fo:text-indent="0in" style:auto-text-indent="false" style:page-number="auto" fo:padding="0in" fo:border="none" fo:keep-with-next="auto"/>
    </style:style>
    <style:style style:name="P19"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list-style-name="WWNum4">
      <style:paragraph-properties fo:margin-left="0.5in" fo:margin-right="0in" fo:margin-top="0.0398in" fo:margin-bottom="0in" loext:contextual-spacing="false" fo:text-indent="-0.25in" style:auto-text-indent="false"/>
    </style:style>
    <style:style style:name="P25" style:family="paragraph" style:parent-style-name="Standard" style:list-style-name="WWNum1">
      <style:paragraph-properties fo:margin-left="0.5in" fo:margin-right="0in" fo:margin-top="0.0398in" fo:margin-bottom="0in" loext:contextual-spacing="false" fo:text-indent="-0.25in" style:auto-text-indent="false"/>
    </style:style>
    <style:style style:name="P26" style:family="paragraph" style:parent-style-name="Standard" style:list-style-name="WWNum7">
      <style:paragraph-properties fo:margin-left="0.5in" fo:margin-right="0in" fo:margin-top="0.0398in" fo:margin-bottom="0in" loext:contextual-spacing="false" fo:text-indent="-0.25in" style:auto-text-indent="false"/>
    </style:style>
    <style:style style:name="P27" style:family="paragraph" style:parent-style-name="Standard" style:list-style-name="WWNum8">
      <style:paragraph-properties fo:margin-left="0.5in" fo:margin-right="0in" fo:margin-top="0.0398in" fo:margin-bottom="0in" loext:contextual-spacing="false" fo:text-indent="-0.25in" style:auto-text-indent="false"/>
    </style:style>
    <style:style style:name="P28" style:family="paragraph" style:parent-style-name="Standard" style:list-style-name="WWNum2">
      <style:paragraph-properties fo:margin-left="0.5in" fo:margin-right="0in" fo:margin-top="0.0398in" fo:margin-bottom="0in" loext:contextual-spacing="false" fo:text-indent="-0.25in" style:auto-text-indent="false"/>
    </style:style>
    <style:style style:name="P29" style:family="paragraph" style:parent-style-name="Standard" style:list-style-name="WWNum5">
      <style:paragraph-properties fo:margin-left="0.5in" fo:margin-right="0in" fo:margin-top="0.0398in" fo:margin-bottom="0in" loext:contextual-spacing="false" fo:text-indent="-0.25in" style:auto-text-indent="false"/>
    </style:style>
    <style:style style:name="P30" style:family="paragraph" style:parent-style-name="Standard" style:list-style-name="WWNum4">
      <style:paragraph-properties fo:margin-left="0.5in" fo:margin-right="0in" fo:margin-top="0in" fo:margin-bottom="0in" loext:contextual-spacing="false" fo:text-indent="-0.25in" style:auto-text-indent="false"/>
    </style:style>
    <style:style style:name="P31" style:family="paragraph" style:parent-style-name="Standard" style:list-style-name="WWNum1">
      <style:paragraph-properties fo:margin-left="0.5in" fo:margin-right="0in" fo:margin-top="0in" fo:margin-bottom="0in" loext:contextual-spacing="false" fo:text-indent="-0.25in" style:auto-text-indent="false"/>
    </style:style>
    <style:style style:name="P32" style:family="paragraph" style:parent-style-name="Standard" style:list-style-name="WWNum7">
      <style:paragraph-properties fo:margin-left="0.5in" fo:margin-right="0in" fo:margin-top="0in" fo:margin-bottom="0in" loext:contextual-spacing="false" fo:text-indent="-0.25in" style:auto-text-indent="false"/>
    </style:style>
    <style:style style:name="P33" style:family="paragraph" style:parent-style-name="Standard" style:list-style-name="WWNum2">
      <style:paragraph-properties fo:margin-left="0.5in" fo:margin-right="0in" fo:margin-top="0in" fo:margin-bottom="0in" loext:contextual-spacing="false" fo:text-indent="-0.25in" style:auto-text-indent="false"/>
    </style:style>
    <style:style style:name="P34" style:family="paragraph" style:parent-style-name="Standard" style:list-style-name="WWNum4">
      <style:paragraph-properties fo:margin-left="0.5in" fo:margin-right="0in" fo:margin-top="0in" fo:margin-bottom="0.0429in" loext:contextual-spacing="false" fo:text-indent="-0.25in" style:auto-text-indent="false"/>
    </style:style>
    <style:style style:name="P35" style:family="paragraph" style:parent-style-name="Standard" style:list-style-name="WWNum1">
      <style:paragraph-properties fo:margin-left="0.5in" fo:margin-right="0in" fo:margin-top="0in" fo:margin-bottom="0.0429in" loext:contextual-spacing="false" fo:text-indent="-0.25in" style:auto-text-indent="false"/>
    </style:style>
    <style:style style:name="P36" style:family="paragraph" style:parent-style-name="Standard" style:list-style-name="WWNum7">
      <style:paragraph-properties fo:margin-left="0.5in" fo:margin-right="0in" fo:margin-top="0in" fo:margin-bottom="0.0429in" loext:contextual-spacing="false" fo:text-indent="-0.25in" style:auto-text-indent="false"/>
    </style:style>
    <style:style style:name="P37" style:family="paragraph" style:parent-style-name="Standard" style:list-style-name="WWNum8">
      <style:paragraph-properties fo:margin-left="0.5in" fo:margin-right="0in" fo:margin-top="0in" fo:margin-bottom="0.0429in" loext:contextual-spacing="false" fo:text-indent="-0.25in" style:auto-text-indent="false"/>
    </style:style>
    <style:style style:name="P38" style:family="paragraph" style:parent-style-name="Standard" style:list-style-name="WWNum5">
      <style:paragraph-properties fo:margin-left="0.5in" fo:margin-right="0in" fo:margin-top="0in" fo:margin-bottom="0.0429in" loext:contextual-spacing="false" fo:text-indent="-0.25in" style:auto-text-indent="false"/>
    </style:style>
    <style:style style:name="P39" style:family="paragraph" style:parent-style-name="Standard" style:list-style-name="WWNum3">
      <style:paragraph-properties fo:margin-left="0.5in" fo:margin-right="0in" fo:text-indent="-0.25in" style:auto-text-indent="false"/>
    </style:style>
    <style:style style:name="P40" style:family="paragraph" style:parent-style-name="Standard">
      <style:paragraph-properties fo:margin-top="0in" fo:margin-bottom="0in" loext:contextual-spacing="false" fo:line-height="115%" fo:text-align="start" style:justify-single-word="false"/>
    </style:style>
    <style:style style:name="P41" style:family="paragraph" style:parent-style-name="Standard" style:list-style-name="WWNum2">
      <style:paragraph-properties fo:margin-left="1in" fo:margin-right="0in" fo:margin-top="0in" fo:margin-bottom="0in" loext:contextual-spacing="false" fo:text-indent="-0.25in" style:auto-text-indent="false"/>
    </style:style>
    <style:style style:name="P42" style:family="paragraph" style:parent-style-name="Standard" style:list-style-name="WWNum2">
      <style:paragraph-properties fo:margin-left="1in" fo:margin-right="0in" fo:margin-top="0in" fo:margin-bottom="0.0429in" loext:contextual-spacing="false" fo:text-indent="-0.25in" style:auto-text-indent="false"/>
    </style:style>
    <style:style style:name="P43" style:family="paragraph" style:parent-style-name="Heading_20_2" style:list-style-name="WWNum6"/>
    <style:style style:name="P44" style:family="paragraph" style:parent-style-name="Heading_20_2" style:list-style-name="WWNum6">
      <style:paragraph-properties fo:margin-top="0in" fo:margin-bottom="0.0429in" loext:contextual-spacing="false"/>
    </style:style>
    <style:style style:name="P45" style:family="paragraph" style:parent-style-name="Heading_20_1" style:list-style-name="WWNum6">
      <style:paragraph-properties fo:text-align="justify" style:justify-single-word="false"/>
    </style:style>
    <style:style style:name="P46" style:family="paragraph" style:parent-style-name="Heading_20_1" style:list-style-name="WWNum6"/>
    <style:style style:name="P47" style:family="paragraph" style:parent-style-name="Heading_20_1">
      <style:paragraph-properties fo:margin-left="0.3in" fo:margin-right="0in" fo:text-align="justify" style:justify-single-word="false" fo:text-indent="0in" style:auto-text-indent="false"/>
    </style:style>
    <style:style style:name="P48" style:family="paragraph" style:parent-style-name="Heading_20_1" style:list-style-name="WWNum6">
      <style:paragraph-properties fo:margin-top="0.0398in" fo:margin-bottom="0in" loext:contextual-spacing="false"/>
    </style:style>
    <style:style style:name="P49"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7"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8"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9"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0"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1"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2" style:family="text">
      <style:text-properties fo:color="#336633" fo:font-size="14pt" style:font-size-asian="14pt" style:font-size-complex="14pt"/>
    </style:style>
    <style:style style:name="T13" style:family="text">
      <style:text-properties style:font-name="Verdana" fo:font-size="10pt" fo:font-weight="bold" style:font-name-asian="Verdana1" style:font-size-asian="10pt" style:font-weight-asian="bold" style:font-name-complex="Verdana1" style:font-size-complex="10pt"/>
    </style:style>
    <style:style style:name="T14" style:family="text">
      <style:text-properties style:font-name="Verdana" fo:font-size="10pt" style:font-name-asian="Verdana1" style:font-size-asian="10pt" style:font-name-complex="Verdana1" style:font-size-complex="10pt"/>
    </style:style>
    <style:style style:name="T15" style:family="text">
      <style:text-properties style:font-name="Verdana" fo:font-size="8pt" fo:font-weight="bold" style:font-name-asian="Verdana1" style:font-size-asian="8pt" style:font-weight-asian="bold" style:font-name-complex="Verdana1" style:font-size-complex="8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small-caps" style:font-name="Verdana" fo:font-size="8pt" fo:font-weight="bold" style:font-name-asian="Verdana1" style:font-size-asian="8pt" style:font-weight-asian="bold" style:font-name-complex="Verdana1" style:font-size-complex="8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color="#1155cc" style:text-underline-style="solid" style:text-underline-width="auto" style:text-underline-color="font-color"/>
    </style:style>
    <style:style style:name="T27" style:family="text">
      <style:text-properties style:text-underline-style="none"/>
    </style:style>
    <style:style style:name="T28" style:family="text">
      <style:text-properties fo:color="#000080" style:font-name="Consolas" fo:background-color="#f8f8f8" loext:char-shading-value="0" style:font-name-asian="Consolas1" style:font-name-complex="Consolas1"/>
    </style:style>
    <style:style style:name="T29" style:family="text">
      <style:text-properties fo:color="#008080" style:font-name="Consolas" fo:background-color="#f8f8f8" loext:char-shading-value="0" style:font-name-asian="Consolas1" style:font-name-complex="Consolas1"/>
    </style:style>
    <style:style style:name="T30" style:family="text">
      <style:text-properties fo:color="#dd1144" style:font-name="Consolas" fo:background-color="#f8f8f8" loext:char-shading-value="0" style:font-name-asian="Consolas1" style:font-name-complex="Consolas1"/>
    </style:style>
    <style:style style:name="T31" style:family="text">
      <style:text-properties fo:color="#333333" style:font-name="Consolas" fo:font-weight="bold" fo:background-color="#f8f8f8" loext:char-shading-value="0" style:font-name-asian="Consolas1" style:font-weight-asian="bold" style:font-name-complex="Consolas1"/>
    </style:style>
    <style:style style:name="T32" style:family="text">
      <style:text-properties fo:color="#333333" style:font-name="Consolas" fo:background-color="#f8f8f8" loext:char-shading-value="0" style:font-name-asian="Consolas1" style:font-name-complex="Consolas1"/>
    </style:style>
    <style:style style:name="T33" style:family="text">
      <style:text-properties fo:color="#0086b3" style:font-name="Consolas" fo:background-color="#f8f8f8" loext:char-shading-value="0" style:font-name-asian="Consolas1" style:font-name-complex="Consolas1"/>
    </style:style>
    <style:style style:name="T34" style:family="text">
      <style:text-properties fo:font-weight="bold" style:font-weight-asian="bold"/>
    </style:style>
    <style:style style:name="T35" style:family="text">
      <style:text-properties fo:color="#999988" style:font-name="Consolas" fo:font-style="italic" fo:background-color="#f8f8f8" loext:char-shading-value="0" style:font-name-asian="Consolas1" style:font-style-asian="italic" style:font-name-complex="Consolas1"/>
    </style:style>
    <style:style style:name="T36" style:family="text">
      <style:text-properties style:text-position="0% 1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bookmark text:name="_aczyuw2yex2w"/><text:span text:style-name="T1">Desarrollo Web en Entorno Cliente</text:span><text:span text:style-name="T2"><text:line-break/></text:span><text:span text:style-name="T3">UD 09. Introducción a jQuery</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2"/>
      <text:p text:style-name="P2"/>
      <text:p text:style-name="P3"><text:span text:style-name="T5">Actualizado Noviembre 2020</text:span></text:p>
      <text:p text:style-name="P4"/>
      <text:p text:style-name="P4"/>
      <text:p text:style-name="P5"><text:span text:style-name="T12">Licencia</text:span></text:p>
      <text:p text:style-name="P7"/>
      <text:p text:style-name="P6"><text:span text:style-name="T13">Reconocimiento – NoComercial - CompartirIgual (BY-NC-SA)</text:span><text:span text:style-name="T14">: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7">Nomenclatura</text:span></text:p>
      <text:p text:style-name="P9"><text:span text:style-name="T8">A lo largo de este tema se utilizarán distintos símbolos para distinguir elementos importantes dentro del contenido. Estos símbolos son:</text:span></text:p>
      <text:p text:style-name="P10"/>
      <text:p text:style-name="P11"><text:span text:style-name="T16">📖 </text:span><text:span text:style-name="T9">Importante</text:span></text:p>
      <text:p text:style-name="P12"/>
      <text:p text:style-name="P11"><text:span text:style-name="T17">❕</text:span><text:span text:style-name="T10"> </text:span><text:span text:style-name="T9">Atención</text:span></text:p>
      <text:p text:style-name="P12"/>
      <text:p text:style-name="P11"><text:span text:style-name="T11">💬</text:span><text:span text:style-name="T9"> Interesante</text:span></text:p>
      <text:p text:style-name="P47"/>
      <text:p text:style-name="P13"><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span text:style-name="T19">1. </text:span><text:a xlink:type="simple" xlink:href="#_ge43nvu7ywtj" text:style-name="Index_20_Link" text:visited-style-name="Index_20_Link"><text:span text:style-name="T15">Introducción</text:span></text:a><text:span text:style-name="T15"><text:tab/>3</text:span></text:p>
          <text:p text:style-name="P20"><text:span text:style-name="T20">2. </text:span><text:a xlink:type="simple" xlink:href="#_mhngz7c11zf9" text:style-name="Index_20_Link" text:visited-style-name="Index_20_Link"><text:span text:style-name="T15">Incluyendo la biblioteca jQuery</text:span></text:a><text:span text:style-name="T15"><text:tab/>3</text:span></text:p>
          <text:p text:style-name="P20"><text:span text:style-name="T20">3. </text:span><text:a xlink:type="simple" xlink:href="#_6tiygnbk5q6s" text:style-name="Index_20_Link" text:visited-style-name="Index_20_Link"><text:span text:style-name="T15">Función $()</text:span></text:a><text:span text:style-name="T15"><text:tab/>3</text:span></text:p>
          <text:p text:style-name="P20"><text:span text:style-name="T20">4. </text:span><text:a xlink:type="simple" xlink:href="#_easv9unwc568" text:style-name="Index_20_Link" text:visited-style-name="Index_20_Link"><text:span text:style-name="T15">Código inicial en jQuery: $(document).ready</text:span></text:a><text:span text:style-name="T15"><text:tab/>4</text:span></text:p>
          <text:p text:style-name="P20"><text:span text:style-name="T20">5. </text:span><text:a xlink:type="simple" xlink:href="#_mrarnf73znjr" text:style-name="Index_20_Link" text:visited-style-name="Index_20_Link"><text:span text:style-name="T15">Algunas funciones útiles</text:span></text:a><text:span text:style-name="T15"><text:tab/>5</text:span></text:p>
          <text:p text:style-name="P23"><text:span text:style-name="T20">5.1. </text:span><text:a xlink:type="simple" xlink:href="#_us2j2siobsnk" text:style-name="Index_20_Link" text:visited-style-name="Index_20_Link"><text:span text:style-name="T15">CSS</text:span></text:a><text:span text:style-name="T15"><text:tab/>5</text:span></text:p>
          <text:p text:style-name="P23"><text:span text:style-name="T20">5.2. </text:span><text:a xlink:type="simple" xlink:href="#_76q3jxr8t8cz" text:style-name="Index_20_Link" text:visited-style-name="Index_20_Link"><text:span text:style-name="T15">Filtros</text:span></text:a><text:span text:style-name="T15"><text:tab/>5</text:span></text:p>
          <text:p text:style-name="P23"><text:span text:style-name="T20">5.3. </text:span><text:a xlink:type="simple" xlink:href="#_9rlmr6voi5tp" text:style-name="Index_20_Link" text:visited-style-name="Index_20_Link"><text:span text:style-name="T15">Modificando DOM</text:span></text:a><text:span text:style-name="T15"><text:tab/>5</text:span></text:p>
          <text:p text:style-name="P23"><text:span text:style-name="T20">5.4. </text:span><text:a xlink:type="simple" xlink:href="#_jsv84z8rrq8n" text:style-name="Index_20_Link" text:visited-style-name="Index_20_Link"><text:span text:style-name="T15">Manejando eventos</text:span></text:a><text:span text:style-name="T15"><text:tab/>6</text:span></text:p>
          <text:p text:style-name="P23"><text:span text:style-name="T20">5.5. </text:span><text:a xlink:type="simple" xlink:href="#_wo2xamvgdnk7" text:style-name="Index_20_Link" text:visited-style-name="Index_20_Link"><text:span text:style-name="T15">Animaciones en jQuery: mostrar/ocultar</text:span></text:a><text:span text:style-name="T15"><text:tab/>6</text:span></text:p>
          <text:p text:style-name="P23"><text:span text:style-name="T20">5.6. </text:span><text:a xlink:type="simple" xlink:href="#_koxkgu4vu4dw" text:style-name="Index_20_Link" text:visited-style-name="Index_20_Link"><text:span text:style-name="T15">Animaciones en jQuery: modificar propiedades CSS</text:span></text:a><text:span text:style-name="T15"><text:tab/>7</text:span></text:p>
          <text:p text:style-name="P20"><text:span text:style-name="T15">6. </text:span><text:a xlink:type="simple" xlink:href="#_opsxfp76m4it" text:style-name="Index_20_Link" text:visited-style-name="Index_20_Link"><text:span text:style-name="T15">AJAX en Jquery</text:span></text:a><text:span text:style-name="T15"><text:tab/>7</text:span></text:p>
          <text:p text:style-name="P20"><text:span text:style-name="T15">7. </text:span><text:a xlink:type="simple" xlink:href="#_c552cmfrk2li" text:style-name="Index_20_Link" text:visited-style-name="Index_20_Link"><text:span text:style-name="T15">Material adicional</text:span></text:a><text:span text:style-name="T15"><text:tab/>8</text:span></text:p>
          <text:p text:style-name="P20"><text:span text:style-name="T15">8. </text:span><text:a xlink:type="simple" xlink:href="#_tjvw91hmlvof" text:style-name="Index_20_Link" text:visited-style-name="Index_20_Link"><text:span text:style-name="T15">Bibliografía</text:span></text:a><text:span text:style-name="T15"><text:tab/>8</text:span></text:p>
          <text:p text:style-name="P21"><text:span text:style-name="T15">9. </text:span><text:a xlink:type="simple" xlink:href="#_g1qlmy5ta6mu" text:style-name="Index_20_Link" text:visited-style-name="Index_20_Link"><text:span text:style-name="T15">Autores (en orden alfabético)</text:span></text:a><text:span text:style-name="T15"><text:tab/>8</text:span></text:p>
        </text:index-body>
      </text:table-of-content>
      <text:p text:style-name="P18"><text:span text:style-name="T21">UD0</text:span><text:span text:style-name="T22">9</text:span><text:span text:style-name="T23">.</text:span><text:span text:style-name="T22"> Introducción a jQuery</text:span></text:p>
      <text:list xml:id="list4083796001" text:style-name="WWNum6">
        <text:list-item>
          <text:p text:style-name="P46"><text:bookmark text:name="_ge43nvu7ywtj"/>Introducción</text:p>
        </text:list-item>
      </text:list>
      <text:p text:style-name="Standard">La biblioteca jQuery ( página oficial <text:a xlink:type="simple" xlink:href="https://jquery.com/" text:style-name="ListLabel_20_64" text:visited-style-name="ListLabel_20_64"><text:span text:style-name="T26">https://jquery.com/</text:span></text:a> ) es una biblioteca que permite:</text:p>
      <text:list xml:id="list2185126245" text:style-name="WWNum4">
        <text:list-item>
          <text:p text:style-name="P24">Simplificar la forma de interactuar con elementos XHTML.</text:p>
        </text:list-item>
        <text:list-item>
          <text:p text:style-name="P30">Manipular el DOM la página.</text:p>
        </text:list-item>
        <text:list-item>
          <text:p text:style-name="P30">Trabajar con conjuntos (de forma similar a lenguajes como Python).</text:p>
        </text:list-item>
        <text:list-item>
          <text:p text:style-name="P30">Realizar algunas animaciones de elementos.</text:p>
        </text:list-item>
        <text:list-item>
          <text:p text:style-name="P34">Utilizar la técnica AJAX.</text:p>
        </text:list-item>
      </text:list>
      <text:p text:style-name="Standard">Esta biblioteca ha sido una de las más extendidas en el desarrollo web mediante Javascript, aunque está quedando en desuso por la irrupción de la programación reactiva (Vue, React, Angular, etc.).</text:p>
      <text:list xml:id="list34949045704942" text:continue-list="list4083796001" text:style-name="WWNum6">
        <text:list-item>
          <text:p text:style-name="P46"><text:bookmark text:name="_mhngz7c11zf9"/>Incluyendo la biblioteca jQuery</text:p>
        </text:list-item>
      </text:list>
      <text:p text:style-name="Standard">La biblioteca jQuery puede descargarse e incluirse localmente o incluirse online (se incluye un fichero Javascript alojado en un servidor externo).</text:p>
      <text:p text:style-name="Standard"/>
      <text:p text:style-name="Standard">Las ventajas de incluirse online son:</text:p>
      <text:list xml:id="list1608795959" text:style-name="WWNum1">
        <text:list-item>
          <text:p text:style-name="P25">Las inclusiones online suelen ser de sitios muy concretos y los proveedores de Internet suelen tenerlas almacenadas en caché para acceso rápido.</text:p>
        </text:list-item>
        <text:list-item>
          <text:p text:style-name="P31">Las inclusiones online te permiten tener siempre la versión actualizada sin realizar cambios.</text:p>
        </text:list-item>
        <text:list-item>
          <text:p text:style-name="P31">Las desventajas de incluirse online son:</text:p>
        </text:list-item>
        <text:list-item>
          <text:p text:style-name="P31">Si la máquina cliente que quiere acceder a ella, no puede tener acceso (no hay Internet, un firewall le bloquea el acceso a la página, la página está caída, etc.) no podrá ejecutar la aplicación Web.</text:p>
        </text:list-item>
        <text:list-item>
          <text:p text:style-name="P35">Si un atacante modifica el sitio web donde está alojada la librería, podría troyanizarla creando un problema de seguridad.</text:p>
        </text:list-item>
      </text:list>
      <text:p text:style-name="Standard"/>
      <text:p text:style-name="Standard">Para incluirla localmente, solo debemos descargarla e incluirla como un fichero “.js” más.</text:p>
      <text:p text:style-name="Standard">Para incluirla online, podemos coger la referencia de sitios como <text:a xlink:type="simple" xlink:href="http://code.jquery.com/" text:style-name="ListLabel_20_64" text:visited-style-name="ListLabel_20_64"><text:span text:style-name="T26">http://code.jquery.com/</text:span></text:a> obteniendo un código similar a este</text:p>
      <table:table table:name="Table1" table:style-name="Table1">
        <table:table-column table:style-name="Table1.A"/>
        <table:table-row table:style-name="Table1.1">
          <table:table-cell table:style-name="Table1.A1" office:value-type="string">
            <text:p text:style-name="P14"><text:span text:style-name="T28">&lt;script </text:span><text:span text:style-name="T29">src</text:span><text:span text:style-name="T28">=</text:span><text:span text:style-name="T30">"http://code.jquery.com/jquery-3.5.1.slim.js"</text:span><text:span text:style-name="T28"><text:line-break/></text:span><text:span text:style-name="T29">integrity</text:span><text:span text:style-name="T28">=</text:span><text:span text:style-name="T30">"sha256-DrT5NfxfbHvMHux31Lkhxg42LY6of8TaYyK50jnxRnM="</text:span><text:span text:style-name="T28"><text:line-break/></text:span><text:span text:style-name="T29">crossorigin</text:span><text:span text:style-name="T28">=</text:span><text:span text:style-name="T30">"anonymous"</text:span><text:span text:style-name="T28">&gt;&lt;/script&gt;</text:span></text:p>
          </table:table-cell>
        </table:table-row>
      </table:table>
      <text:p text:style-name="Standard"/>
      <text:p text:style-name="Standard">Para poder utilizar jQuery cuando estéis desarrollando en un entorno tipo NodeJS (como el que se describe en la unidad 10) debéis incluir en el fichero principal de Javascript de vuestra aplicación las siguientes líneas. Estas deben ejecutarse al iniciar la aplicación.</text:p>
      <table:table table:name="Table2" table:style-name="Table2">
        <table:table-column table:style-name="Table2.A"/>
        <table:table-row table:style-name="Table2.1">
          <table:table-cell table:style-name="Table2.A1" office:value-type="string">
            <text:p text:style-name="P14"><text:span text:style-name="T31">var</text:span><text:span text:style-name="T32"> $ = </text:span><text:span text:style-name="T33">require</text:span><text:span text:style-name="T32">(</text:span><text:span text:style-name="T30">'jquery'</text:span><text:span text:style-name="T32">);<text:line-break/></text:span><text:span text:style-name="T33">window</text:span><text:span text:style-name="T32">.jQuery = $;<text:line-break/></text:span><text:span text:style-name="T33">window</text:span><text:span text:style-name="T32">.$ = $;</text:span></text:p>
          </table:table-cell>
        </table:table-row>
      </table:table>
      <text:list xml:id="list34947282566719" text:continue-list="list34949045704942" text:style-name="WWNum6">
        <text:list-item>
          <text:p text:style-name="P46"><text:bookmark text:name="_6tiygnbk5q6s"/>Función $()</text:p>
        </text:list-item>
      </text:list>
      <text:p text:style-name="Standard">La función $() es el alma del uso de jQuery y el primer concepto básico.</text:p>
      <text:p text:style-name="Standard">Básicamente la función $() es una función que recibe un nombre de elemento XHTML o CSS y devuelve el elemento o conjunto de elementos que casan por lo pedido.</text:p>
      <text:p text:style-name="Standard"><text:span text:style-name="T34">Ejemplo:</text:span></text:p>
      <table:table table:name="Table3" table:style-name="Table3">
        <table:table-column table:style-name="Table3.A"/>
        <table:table-row table:style-name="Table3.1">
          <table:table-cell table:style-name="Table3.A1" office:value-type="string">
            <text:p text:style-name="P14"><text:span text:style-name="T32">$(</text:span><text:span text:style-name="T30">"#prueba"</text:span><text:span text:style-name="T32">); </text:span><text:span text:style-name="T35">// Devolverá el elemento con id="prueba"</text:span><text:span text:style-name="T32"><text:line-break/>$(</text:span><text:span text:style-name="T30">".alumno"</text:span><text:span text:style-name="T32">); </text:span><text:span text:style-name="T35">// Devolverá una conjunto de elementos con class="alumno"</text:span><text:span text:style-name="T32"><text:line-break/>$(</text:span><text:span text:style-name="T30">"div"</text:span><text:span text:style-name="T32">); </text:span><text:span text:style-name="T35">// Devolverá una conjunto con todos los elementos div</text:span></text:p>
          </table:table-cell>
        </table:table-row>
      </table:table>
      <text:p text:style-name="Standard">Al elemento o conjunto de elementos obtenidos, se les pueden aplicar las distintas funciones existentes en la biblioteca.</text:p>
      <text:p text:style-name="P40"><text:span text:style-name="T34">Ejemplo:</text:span></text:p>
      <table:table table:name="Table4" table:style-name="Table4">
        <table:table-column table:style-name="Table4.A"/>
        <table:table-row table:style-name="Table4.1">
          <table:table-cell table:style-name="Table4.A1" office:value-type="string">
            <text:p text:style-name="P40"><text:span text:style-name="T32">$(</text:span><text:span text:style-name="T30">".alumno"</text:span><text:span text:style-name="T32">).removeClass(</text:span><text:span text:style-name="T30">"alumno"</text:span><text:span text:style-name="T32">).addClass(</text:span><text:span text:style-name="T30">"exAlumno"</text:span><text:span text:style-name="T32">); <text:line-break/></text:span><text:span text:style-name="T35">//Hace que los elementos de la clase alumno dejen de ser parte de esa clase.</text:span></text:p>
          </table:table-cell>
        </table:table-row>
      </table:table>
      <text:p text:style-name="Standard">La función removeClass devuelve los elementos afectados como conjunto y a este se le aplica assClass y en la práctica pasan a ser todos esos elementos de la clase “exAlumno.”</text:p>
      <text:p text:style-name="Standard"><text:span text:style-name="T34">Ejemplo:</text:span></text:p>
      <table:table table:name="Table5" table:style-name="Table5">
        <table:table-column table:style-name="Table5.A"/>
        <table:table-row table:style-name="Table5.1">
          <table:table-cell table:style-name="Table5.A1" office:value-type="string">
            <text:p text:style-name="P14"><text:span text:style-name="T32">$(</text:span><text:span text:style-name="T30">".exAlumno"</text:span><text:span text:style-name="T32">).slideToggle(</text:span><text:span text:style-name="T30">"slow"</text:span><text:span text:style-name="T32">);<text:line-break/></text:span><text:span text:style-name="T35">// Aplica a los elementos de la clase exAlumno la posibilidad de ocultarse/mostrarse con una animación</text:span></text:p>
          </table:table-cell>
        </table:table-row>
      </table:table>
      <text:p text:style-name="Standard">Para conocer las funciones disponibles y sus parámetros, entre otras fuentes de información podéis usar la API de jQuery <text:a xlink:type="simple" xlink:href="http://api.jquery.com" text:style-name="ListLabel_20_64" text:visited-style-name="ListLabel_20_64"><text:span text:style-name="T26">http://api.jquery.com</text:span></text:a> que es muy completa y contiene ejemplos prácticos de los elementos documentados.</text:p>
      <text:p text:style-name="Standard">Por ejemplo, las entradas concretas de las funciones utilizadas anteriormente:</text:p>
      <text:list xml:id="list1086241517" text:style-name="WWNum7">
        <text:list-item>
          <text:p text:style-name="P26">addClass http://api.jquery.com/addClass/</text:p>
        </text:list-item>
        <text:list-item>
          <text:p text:style-name="P32">removeClass http://api.jquery.com/removeClass/</text:p>
        </text:list-item>
        <text:list-item>
          <text:p text:style-name="P36">slideToggle http://api.jquery.com/slidetoggle/</text:p>
        </text:list-item>
      </text:list>
      <text:p text:style-name="Standard">La función $(), internamente es un alias del objeto jQuery. Si lo deseamos podemos crear nuestro propio alias que la sustituya de la siguiente forma.</text:p>
      <text:p text:style-name="Standard">Ejemplo:</text:p>
      <table:table table:name="Table6" table:style-name="Table6">
        <table:table-column table:style-name="Table6.A"/>
        <table:table-row table:style-name="Table6.1">
          <table:table-cell table:style-name="Table6.A1" office:value-type="string">
            <text:p text:style-name="P14"><text:span text:style-name="T31">var</text:span><text:span text:style-name="T32"> miAlias=jQuery;<text:line-break/>mialias.ready(</text:span><text:span text:style-name="T31">function</text:span><text:span text:style-name="T32">() {<text:line-break/> <text:s text:c="2"/></text:span><text:span text:style-name="T35">//Aquí van todas las acciones del documento.</text:span><text:span text:style-name="T32"><text:line-break/>});</text:span></text:p>
          </table:table-cell>
        </table:table-row>
      </table:table>
      <text:p text:style-name="Standard">El uso de alias es útil cuando hay conflictos con otras bibliotecas Javascript que utilicen el alias $.</text:p>
      <text:p text:style-name="Standard">Mas información en http://learn.jquery.com/using-jquery-core/avoid-conflicts-other-libraries/</text:p>
      <text:list xml:id="list34947992522175" text:continue-list="list34947282566719" text:style-name="WWNum6">
        <text:list-item>
          <text:p text:style-name="P46"><text:bookmark text:name="_easv9unwc568"/>Código inicial en jQuery: $(document).ready</text:p>
        </text:list-item>
      </text:list>
      <text:p text:style-name="Standard">Para comenzar a utilizar jQuery, debemos esperar a que el documento esté listo. Ahí empezaremos a utilizar nuestro código. Incluiremos nuestro código inicial en $(document).ready (El equivalente a Main en otros lenguajes de programación).</text:p>
      <text:p text:style-name="Standard"/>
      <text:p text:style-name="Standard"><text:span text:style-name="T34">Ejemplo:</text:span></text:p>
      <table:table table:name="Table7" table:style-name="Table7">
        <table:table-column table:style-name="Table7.A"/>
        <table:table-row table:style-name="Table7.1">
          <table:table-cell table:style-name="Table7.A1" office:value-type="string">
            <text:p text:style-name="P14"><text:span text:style-name="T32">$(</text:span><text:span text:style-name="T33">document</text:span><text:span text:style-name="T32">).ready(</text:span><text:span text:style-name="T31">function</text:span><text:span text:style-name="T32">() {<text:line-break/> <text:s text:c="2"/></text:span><text:span text:style-name="T35">//Aquí van todas las acciones del documento.</text:span><text:span text:style-name="T32"><text:line-break/>});</text:span></text:p>
          </table:table-cell>
        </table:table-row>
      </table:table>
      <text:list xml:id="list34947987837769" text:continue-numbering="true" text:style-name="WWNum6">
        <text:list-item>
          <text:p text:style-name="P48"><text:bookmark text:name="_mrarnf73znjr"/>Algunas funciones útiles</text:p>
          <text:list>
            <text:list-item>
              <text:p text:style-name="P44"><text:bookmark text:name="_us2j2siobsnk"/><text:s text:c="2"/>CSS</text:p>
            </text:list-item>
          </text:list>
        </text:list-item>
      </text:list>
      <text:p text:style-name="Standard">Seleccionado un elemento o conjunto de ellos, con la función css podemos modificar su código CSS.</text:p>
      <text:p text:style-name="Standard"><text:soft-page-break/>De manera básica podemos acceder a cualquier propiedad (usando su nombre CSS) y leerla o modificarla.</text:p>
      <text:list xml:id="list1320055039" text:style-name="WWNum8">
        <text:list-item>
          <text:p text:style-name="P27">css(propiedad): devuelve el valor de dicha propiedad</text:p>
        </text:list-item>
        <text:list-item>
          <text:p text:style-name="P37">css(propiedad,valor): modifica el valor de dicha propiedad.</text:p>
        </text:list-item>
      </text:list>
      <text:p text:style-name="Standard"><text:span text:style-name="T34">Ejemplo:</text:span></text:p>
      <table:table table:name="Table8" table:style-name="Table8">
        <table:table-column table:style-name="Table8.A"/>
        <table:table-row table:style-name="Table8.1">
          <table:table-cell table:style-name="Table8.A1" office:value-type="string">
            <text:p text:style-name="P14"><text:span text:style-name="T31">let</text:span><text:span text:style-name="T32"> color = $(</text:span><text:span text:style-name="T30">"#miElemento"</text:span><text:span text:style-name="T32">).css(</text:span><text:span text:style-name="T30">"background-color"</text:span><text:span text:style-name="T32">); </text:span><text:span text:style-name="T35">//Obtiene el color </text:span><text:span text:style-name="T32"><text:line-break/>$(</text:span><text:span text:style-name="T30">"#miElemento"</text:span><text:span text:style-name="T32">).css(</text:span><text:span text:style-name="T30">"background-color"</text:span><text:span text:style-name="T32">,</text:span><text:span text:style-name="T30">"red"</text:span><text:span text:style-name="T32">); </text:span><text:span text:style-name="T35">//Pone el fondo rojo</text:span></text:p>
          </table:table-cell>
        </table:table-row>
      </table:table>
      <text:p text:style-name="Standard">Mas información en <text:a xlink:type="simple" xlink:href="http://api.jquery.com/css/" text:style-name="ListLabel_20_64" text:visited-style-name="ListLabel_20_64"><text:span text:style-name="T26">http://api.jquery.com/css/</text:span></text:a></text:p>
      <text:list xml:id="list34947071131141" text:continue-list="list34947987837769" text:style-name="WWNum6">
        <text:list-item>
          <text:list>
            <text:list-item>
              <text:p text:style-name="P43"><text:bookmark text:name="_76q3jxr8t8cz"/>Filtros</text:p>
            </text:list-item>
          </text:list>
        </text:list-item>
      </text:list>
      <text:p text:style-name="Standard">Hemos visto que jQuery permite obtener conjuntos de elementos. A veces merece la pena aplicar filtros a los conjuntos de elementos obtenidos. El selector aplicado indicará qué conjunto se desea recibir. </text:p>
      <text:p text:style-name="Standard">En <text:a xlink:type="simple" xlink:href="https://api.jquery.com/category/selectors/" text:style-name="ListLabel_20_64" text:visited-style-name="ListLabel_20_64"><text:span text:style-name="T26">https://api.jquery.com/category/selectors/</text:span></text:a> tenéis los selectores disponibles. En este ejemplo, se usa :even que sirve para filtrar solo los impares. Otros típicos suelen ser :first, :last, :odd, :hidde, :visible</text:p>
      <text:p text:style-name="Standard"><text:span text:style-name="T34">Ejemplo:</text:span></text:p>
      <table:table table:name="Table9" table:style-name="Table9">
        <table:table-column table:style-name="Table9.A"/>
        <table:table-row table:style-name="Table9.1">
          <table:table-cell table:style-name="Table9.A1" office:value-type="string">
            <text:p text:style-name="P14"><text:span text:style-name="T32">$(</text:span><text:span text:style-name="T30">"li"</text:span><text:span text:style-name="T32">).filter(</text:span><text:span text:style-name="T30">":even"</text:span><text:span text:style-name="T32">).css(</text:span><text:span text:style-name="T30">"background-color"</text:span><text:span text:style-name="T32">,</text:span><text:span text:style-name="T30">"red"</text:span><text:span text:style-name="T32">); <text:line-break/></text:span><text:span text:style-name="T35">//Pone el fondo rojo rojo los li impares</text:span></text:p>
          </table:table-cell>
        </table:table-row>
      </table:table>
      <text:p text:style-name="Standard">Más información en <text:a xlink:type="simple" xlink:href="http://api.jquery.com/filter/" text:style-name="ListLabel_20_64" text:visited-style-name="ListLabel_20_64"><text:span text:style-name="T26">http://api.jquery.com/filter/</text:span></text:a></text:p>
      <text:list xml:id="list34947648149659" text:continue-numbering="true" text:style-name="WWNum6">
        <text:list-item>
          <text:list>
            <text:list-item>
              <text:p text:style-name="P43"><text:bookmark text:name="_9rlmr6voi5tp"/>Modificando DOM</text:p>
            </text:list-item>
          </text:list>
        </text:list-item>
      </text:list>
      <text:p text:style-name="Standard">La biblioteca jQuery nos permite entre otras cosas modificar el DOM de la página.</text:p>
      <text:p text:style-name="Standard">Ya hemos visto cómo acceder a los elementos DOM con $(). Ahora veremos algunas de las funciones más típicas para modificar su estructura:</text:p>
      <text:list xml:id="list1076202439" text:style-name="WWNum2">
        <text:list-item>
          <text:p text:style-name="P28">html(nuevoContenido): permite modificar el contenido HTML de un elemento. Si se llama sin parámetros, simplemente devuelve el HTML actual del elemento.</text:p>
          <text:list>
            <text:list-item>
              <text:p text:style-name="P41"><text:a xlink:type="simple" xlink:href="http://api.jquery.com/html/" text:style-name="ListLabel_20_64" text:visited-style-name="ListLabel_20_64"><text:span text:style-name="T26">http://api.jquery.com/html/</text:span></text:a></text:p>
            </text:list-item>
          </text:list>
        </text:list-item>
        <text:list-item>
          <text:p text:style-name="P33">append(elemento)/prepend(elemento): añade un elemento como hijo del elemento actual al final o al principio.</text:p>
          <text:list>
            <text:list-item>
              <text:p text:style-name="P41">http://api.jquery.com/append/ y <text:a xlink:type="simple" xlink:href="http://api.jquery.com/prepend/" text:style-name="ListLabel_20_64" text:visited-style-name="ListLabel_20_64"><text:span text:style-name="T26">http://api.jquery.com/prepend/</text:span></text:a></text:p>
            </text:list-item>
          </text:list>
        </text:list-item>
        <text:list-item>
          <text:p text:style-name="P33">empty(): vacía el contenido HTML de un elemento.</text:p>
          <text:list>
            <text:list-item>
              <text:p text:style-name="P41"><text:a xlink:type="simple" xlink:href="https://api.jquery.com/empty/" text:style-name="ListLabel_20_64" text:visited-style-name="ListLabel_20_64"><text:span text:style-name="T26">https://api.jquery.com/empty/</text:span></text:a></text:p>
            </text:list-item>
          </text:list>
        </text:list-item>
        <text:list-item>
          <text:p text:style-name="P33">remove(): elimina el conjunto de elementos al que se le aplique.</text:p>
          <text:list>
            <text:list-item>
              <text:p text:style-name="P42"><text:a xlink:type="simple" xlink:href="https://api.jquery.com/remove/" text:style-name="ListLabel_20_64" text:visited-style-name="ListLabel_20_64"><text:span text:style-name="T26">https://api.jquery.com/remove/</text:span></text:a></text:p>
            </text:list-item>
          </text:list>
        </text:list-item>
      </text:list>
      <text:p text:style-name="Standard"><text:span text:style-name="T34">Ejemplo:</text:span></text:p>
      <table:table table:name="Table10" table:style-name="Table10">
        <table:table-column table:style-name="Table10.A"/>
        <table:table-row table:style-name="Table10.1">
          <table:table-cell table:style-name="Table10.A1" office:value-type="string">
            <text:p text:style-name="P14"><text:span text:style-name="T32">miHTML=$(</text:span><text:span text:style-name="T30">"#miDiv"</text:span><text:span text:style-name="T32">).html();</text:span><text:span text:style-name="T35">// Obtiene el HTML del elemento</text:span><text:span text:style-name="T32"><text:line-break/>$(</text:span><text:span text:style-name="T30">"#miDiv"</text:span><text:span text:style-name="T32">).html(</text:span><text:span text:style-name="T30">"&lt;b&gt;Hola&lt;/b&gt;"</text:span><text:span text:style-name="T32">);</text:span><text:span text:style-name="T35">// Modifica el HTML del elemento</text:span><text:span text:style-name="T32"><text:line-break/>$(</text:span><text:span text:style-name="T30">"p"</text:span><text:span text:style-name="T32">).empty(); </text:span><text:span text:style-name="T35">// Vacía todos los elementos P</text:span><text:span text:style-name="T32"><text:line-break/>$(</text:span><text:span text:style-name="T30">"#miDiv"</text:span><text:span text:style-name="T32">).append(</text:span><text:span text:style-name="T30">"&lt;p&gt;Probando&lt;/p&gt;"</text:span><text:span text:style-name="T32">);</text:span><text:span text:style-name="T35">// Añade el elemento P a #miDiv</text:span><text:span text:style-name="T32"><text:line-break/>$(</text:span><text:span text:style-name="T30">"div"</text:span><text:span text:style-name="T32">).remove(); </text:span><text:span text:style-name="T35">// Elimina todos los divs</text:span></text:p>
          </table:table-cell>
        </table:table-row>
      </table:table>
      <text:p text:style-name="Standard">Más información en <text:a xlink:type="simple" xlink:href="http://api.jquery.com/category/manipulation/dom-insertion-inside/" text:style-name="ListLabel_20_64" text:visited-style-name="ListLabel_20_64"><text:span text:style-name="T26">http://api.jquery.com/category/manipulation/dom-insertion-inside/</text:span></text:a> y en <text:a xlink:type="simple" xlink:href="https://api.jquery.com/category/manipulation/dom-removal/" text:style-name="ListLabel_20_64" text:visited-style-name="ListLabel_20_64"><text:span text:style-name="T26">https://api.jquery.com/category/manipulation/dom-removal/</text:span></text:a></text:p>
      <text:list xml:id="list34947763040024" text:continue-list="list34947648149659" text:style-name="WWNum6">
        <text:list-item>
          <text:list>
            <text:list-item>
              <text:p text:style-name="P43"><text:bookmark text:name="_jsv84z8rrq8n"/>Manejando eventos</text:p>
            </text:list-item>
          </text:list>
        </text:list-item>
      </text:list>
      <text:p text:style-name="Standard">La biblioteca jQuery nos permite manejar eventos de los distintos elementos. En esta página podéis ver una lista de eventos que pueden ser manejados. <text:a xlink:type="simple" xlink:href="https://api.jquery.com/category/events/" text:style-name="ListLabel_20_64" text:visited-style-name="ListLabel_20_64"><text:span text:style-name="T26">https://api.jquery.com/category/events/</text:span></text:a></text:p>
      <text:p text:style-name="Standard">Aquí un ejemplo con click https://api.jquery.com/click/ </text:p>
      <text:p text:style-name="Standard"><text:span text:style-name="T34">Ejemplo:</text:span></text:p>
      <table:table table:name="Table11" table:style-name="Table11">
        <table:table-column table:style-name="Table11.A"/>
        <table:table-row table:style-name="Table11.1">
          <table:table-cell table:style-name="Table11.A1" office:value-type="string">
            <text:p text:style-name="P14"><text:span text:style-name="T32">$( </text:span><text:span text:style-name="T30">"#target"</text:span><text:span text:style-name="T32"> ).click(</text:span><text:span text:style-name="T31">function</text:span><text:span text:style-name="T32">() {<text:line-break/> <text:s/></text:span><text:span text:style-name="T33">console</text:span><text:span text:style-name="T32">.log( </text:span><text:span text:style-name="T30">"Handler for .click() called."</text:span><text:span text:style-name="T32"> );<text:line-break/>});</text:span></text:p>
          </table:table-cell>
        </table:table-row>
      </table:table>
      <text:p text:style-name="Standard"/>
      <text:list xml:id="list34947458027298" text:continue-numbering="true" text:style-name="WWNum6">
        <text:list-item>
          <text:list>
            <text:list-item>
              <text:p text:style-name="P43"><text:bookmark text:name="_wo2xamvgdnk7"/>Animaciones en jQuery: mostrar/ocultar</text:p>
            </text:list-item>
          </text:list>
        </text:list-item>
      </text:list>
      <text:p text:style-name="Standard">Se pueden realizar animaciones en jQuery que permiten dotar de más vistosidad a la página. </text:p>
      <text:p text:style-name="Standard">Hay dos elementos comunes a casi todas las animaciones:</text:p>
      <text:list xml:id="list3465477668" text:style-name="WWNum5">
        <text:list-item>
          <text:p text:style-name="P29">Se les puede pasar el tiempo que dura la animación en “ms” (milisegundos). Aparte de forma numérica, también se puede pasar la velocidad de la animación en modo texto (slow: 600ms, normal: 400ms, fast: 200ms).</text:p>
        </text:list-item>
        <text:list-item>
          <text:p text:style-name="P38">Se les puede incluir al final una función de callback (función que se ejecuta al finalizar la animación). Si el selector aplica a varios elementos, esta función se llamará una vez por cada elemento afectado.</text:p>
        </text:list-item>
      </text:list>
      <text:p text:style-name="Standard"><text:span text:style-name="T34">Un ejemplo usando hide() and show():</text:span></text:p>
      <table:table table:name="Table12" table:style-name="Table12">
        <table:table-column table:style-name="Table12.A"/>
        <table:table-row table:style-name="Table12.1">
          <table:table-cell table:style-name="Table12.A1" office:value-type="string">
            <text:p text:style-name="P14"><text:span text:style-name="T32">$(</text:span><text:span text:style-name="T30">'#elemento'</text:span><text:span text:style-name="T32">).show(</text:span><text:span text:style-name="T29">3000</text:span><text:span text:style-name="T32">); </text:span><text:span text:style-name="T35">// Hace que se muestre un elemento oculto</text:span><text:span text:style-name="T32"><text:line-break/></text:span><text:span text:style-name="T35">// El tiempo indica cuanto dura en ms la animación de mostrado</text:span><text:span text:style-name="T32"><text:line-break/>$(</text:span><text:span text:style-name="T30">'.clase'</text:span><text:span text:style-name="T32">).hide(</text:span><text:span text:style-name="T29">4000</text:span><text:span text:style-name="T32">);</text:span></text:p>
          </table:table-cell>
        </table:table-row>
      </table:table>
      <text:p text:style-name="Standard">Existen otros métodos similares como fadeIn() y fadeOut(). Como hide y show, pero se basan en aumentar/reducir la opacidad como animación.</text:p>
      <table:table table:name="Table13" table:style-name="Table13">
        <table:table-column table:style-name="Table13.A"/>
        <table:table-row table:style-name="Table13.1">
          <table:table-cell table:style-name="Table13.A1" office:value-type="string">
            <text:p text:style-name="P14"><text:span text:style-name="T32">$(</text:span><text:span text:style-name="T30">'p'</text:span><text:span text:style-name="T32">).fadeIn();</text:span></text:p>
          </table:table-cell>
        </table:table-row>
      </table:table>
      <text:p text:style-name="Standard">Existe otro método, fadeTo que permite en vez de ocultar o mostrar ajustar la opacidad.</text:p>
      <table:table table:name="Table14" table:style-name="Table14">
        <table:table-column table:style-name="Table14.A"/>
        <table:table-row table:style-name="Table14.1">
          <table:table-cell table:style-name="Table14.A1" office:value-type="string">
            <text:p text:style-name="P14"><text:span text:style-name="T32">$(</text:span><text:span text:style-name="T30">'p'</text:span><text:span text:style-name="T32">).fadeTo(</text:span><text:span text:style-name="T30">"normal"</text:span><text:span text:style-name="T32">, </text:span><text:span text:style-name="T29">0.6</text:span><text:span text:style-name="T32">, </text:span><text:span text:style-name="T31">function</text:span><text:span text:style-name="T32">() {<text:line-break/> <text:s/></text:span><text:span text:style-name="T35">// función callback</text:span><text:span text:style-name="T32"><text:line-break/>});</text:span></text:p>
          </table:table-cell>
        </table:table-row>
      </table:table>
      <text:p text:style-name="Standard">Donde la velocidad es normal, la opacidad es 0.6 y se define una función de callback vacía.</text:p>
      <text:list xml:id="list34947239636828" text:continue-list="list34947458027298" text:style-name="WWNum6">
        <text:list-item>
          <text:list>
            <text:list-item>
              <text:p text:style-name="P43"><text:bookmark text:name="_koxkgu4vu4dw"/>Animaciones en jQuery: modificar propiedades CSS</text:p>
            </text:list-item>
          </text:list>
        </text:list-item>
      </text:list>
      <text:p text:style-name="Standard">En jQuery podemos cambiar propiedades CSS de elementos y que dichos cambios se muestren como animación con la función “animate”.</text:p>
      <text:p text:style-name="Standard">Básicamente a “animate” se le pasan los nuevos valores de las propiedades del selector y opcionalmente otros parámetros como velocidad, función callback, etc.</text:p>
      <table:table table:name="Table15" table:style-name="Table15">
        <table:table-column table:style-name="Table15.A"/>
        <table:table-row table:style-name="Table15.1">
          <table:table-cell table:style-name="Table15.A1" office:value-type="string">
            <text:p text:style-name="P14"><text:span text:style-name="T32">$( </text:span><text:span text:style-name="T30">".block"</text:span><text:span text:style-name="T32"> ).animate({ </text:span><text:span text:style-name="T30">"left"</text:span><text:span text:style-name="T32">: </text:span><text:span text:style-name="T30">"-=50px"</text:span><text:span text:style-name="T32"> }, </text:span><text:span text:style-name="T30">"slow"</text:span><text:span text:style-name="T32"> );</text:span></text:p>
          </table:table-cell>
        </table:table-row>
      </table:table>
      <text:p text:style-name="Standard">Anima los elementos de clase “block” moviéndose 50 píxeles a la izquierda.</text:p>
      <text:p text:style-name="Standard">En la propia API de jQuery tenéis varios ejemplos interesantes con código.</text:p>
      <text:p text:style-name="Standard"><text:a xlink:type="simple" xlink:href="http://api.jquery.com/animate/" text:style-name="ListLabel_20_64" text:visited-style-name="ListLabel_20_64"><text:span text:style-name="T26">http://api.jquery.com/animate/</text:span></text:a></text:p>
      <text:list xml:id="list34947224306452" text:continue-numbering="true" text:style-name="WWNum6">
        <text:list-item>
          <text:p text:style-name="P46"><text:bookmark text:name="_opsxfp76m4it"/>AJAX en Jquery</text:p>
        </text:list-item>
      </text:list>
      <text:p text:style-name="Standard">La biblioteca jQuery nos permite de manera sencilla realizar las acciones que nos permite usar AJAX. Tenéis una descripción de los métodos para usar AJAX en <text:a xlink:type="simple" xlink:href="https://api.jquery.com/category/ajax/" text:style-name="ListLabel_20_64" text:visited-style-name="ListLabel_20_64"><text:span text:style-name="T26">https://api.jquery.com/category/ajax/</text:span></text:a></text:p>
      <text:p text:style-name="Standard">El método principal es ajax <text:a xlink:type="simple" xlink:href="https://api.jquery.com/jQuery.ajax/" text:style-name="ListLabel_20_64" text:visited-style-name="ListLabel_20_64"><text:span text:style-name="T26">https://api.jquery.com/jQuery.ajax/</text:span></text:a></text:p>
      <text:p text:style-name="Standard"><text:soft-page-break/><text:span text:style-name="T34">Ejemplo:</text:span></text:p>
      <table:table table:name="Table16" table:style-name="Table16">
        <table:table-column table:style-name="Table16.A"/>
        <table:table-row table:style-name="Table16.1">
          <table:table-cell table:style-name="Table16.A1" office:value-type="string">
            <text:p text:style-name="P14"><text:span text:style-name="T32">$.ajax({<text:line-break/> <text:s/>method:</text:span><text:span text:style-name="T30">"POST"</text:span><text:span text:style-name="T32">,<text:line-break/> <text:s/>url:</text:span><text:span text:style-name="T30">"prueba.php"</text:span><text:span text:style-name="T32">,<text:line-break/> <text:s/>data:{ nombre: </text:span><text:span text:style-name="T30">"Casimiro"</text:span><text:span text:style-name="T32">, apellido: </text:span><text:span text:style-name="T30">"Buenavista"</text:span><text:span text:style-name="T32"> }<text:line-break/>})<text:line-break/> <text:s/>.done(</text:span><text:span text:style-name="T31">function</text:span><text:span text:style-name="T32">(msg) {<text:line-break/> <text:s text:c="3"/>alert(</text:span><text:span text:style-name="T30">"Recibo: "</text:span><text:span text:style-name="T32"> + msg);<text:line-break/> <text:s/>})<text:line-break/> <text:s/>.fail(</text:span><text:span text:style-name="T31">function</text:span><text:span text:style-name="T32">() {<text:line-break/> <text:s text:c="3"/>alert(</text:span><text:span text:style-name="T30">"Error"</text:span><text:span text:style-name="T32">);<text:line-break/> <text:s/>})<text:line-break/> <text:s/>.always(</text:span><text:span text:style-name="T31">function</text:span><text:span text:style-name="T32">() {<text:line-break/> <text:s text:c="3"/>alert(</text:span><text:span text:style-name="T30">"Trabajo realizado"</text:span><text:span text:style-name="T32">);<text:line-break/> <text:s/>});<text:line-break/></text:span><text:span text:style-name="T35">// Ajax que envió dos parámetros a prueba.php por metodo POST y cuando recibe la respuesta la imprime con un alert. Si falla muestra "Error" y siempre muestra "Trabajo realizado".</text:span></text:p>
          </table:table-cell>
        </table:table-row>
      </table:table>
      <text:p text:style-name="Standard"/>
      <text:p text:style-name="Standard">También hay métodos alias de $.ajax que nos permiten agilizar el trabajo, como por ejemplo <text:a xlink:type="simple" xlink:href="https://api.jquery.com/jQuery.getJSON/" text:style-name="ListLabel_20_64" text:visited-style-name="ListLabel_20_64"><text:span text:style-name="T26">https://api.jquery.com/jQuery.getJSON</text:span></text:a>/ que automáticamente parsea a JSON los datos recibidos.</text:p>
      <text:p text:style-name="Standard">Recordamos que también se puede parsear a mano JSON con JSON.stringify <text:a xlink:type="simple" xlink:href="https://www.w3schools.com/js/js_json_stringify.asp" text:style-name="ListLabel_20_64" text:visited-style-name="ListLabel_20_64"><text:span text:style-name="T26">https://www.w3schools.com/js/js_json_stringify.asp</text:span></text:a> y</text:p>
      <text:p text:style-name="Standard">JSON.parse <text:a xlink:type="simple" xlink:href="https://www.w3schools.com/js/js_json_parse.asp" text:style-name="ListLabel_20_64" text:visited-style-name="ListLabel_20_64"><text:span text:style-name="T26">https://www.w3schools.com/js/js_json_parse.asp</text:span></text:a></text:p>
      <text:list xml:id="list34949136877031" text:continue-numbering="true" text:style-name="WWNum6">
        <text:list-item>
          <text:p text:style-name="P46"><text:bookmark text:name="_c552cmfrk2li"/>Material adicional</text:p>
        </text:list-item>
      </text:list>
      <text:p text:style-name="Standard">[1] Fundamentos de jQuery <text:a xlink:type="simple" xlink:href="https://librosweb.es/libro/fundamentos_jquery/" text:style-name="ListLabel_20_64" text:visited-style-name="ListLabel_20_64"><text:span text:style-name="T26">https://librosweb.es/libro/fundamentos_jquery/</text:span></text:a></text:p>
      <text:p text:style-name="Standard">[2] Intro to AJAX (Udacity) <text:a xlink:type="simple" xlink:href="https://www.udacity.com/course/intro-to-ajax--ud110" text:style-name="ListLabel_20_64" text:visited-style-name="ListLabel_20_64"><text:span text:style-name="T26">https://www.udacity.com/course/intro-to-ajax--ud110</text:span></text:a></text:p>
      <text:p text:style-name="Standard">[3] Practicar jQuery W3Schools <text:a xlink:type="simple" xlink:href="https://www.w3schools.com/jquery/" text:style-name="ListLabel_20_64" text:visited-style-name="ListLabel_20_64"><text:span text:style-name="T26">https://www.w3schools.com/jquery/</text:span></text:a></text:p>
      <text:p text:style-name="Standard">[4] Ejemplos básicos de jQuery</text:p>
      <text:p text:style-name="Standard"><text:a xlink:type="simple" xlink:href="https://openclassrooms.com/en/courses/4309491-simplifica-tus-proyectos-con-jquery/4822881-agrega-gestores-de-eventos" text:style-name="ListLabel_20_64" text:visited-style-name="ListLabel_20_64"><text:span text:style-name="T26">https://openclassrooms.com/en/courses/4309491-simplifica-tus-proyectos-con-jquery/4822881-agrega-gestores-de-eventos</text:span></text:a></text:p>
      <text:list xml:id="list34948161958989" text:continue-numbering="true" text:style-name="WWNum6">
        <text:list-item>
          <text:p text:style-name="P46"><text:bookmark text:name="_tjvw91hmlvof"/>Bibliografía</text:p>
        </text:list-item>
      </text:list>
      <text:p text:style-name="Standard"><text:span text:style-name="T36">[1] </text:span>Javascript Mozilla Developer <text:a xlink:type="simple" xlink:href="https://developer.mozilla.org/es/docs/Web/JavaScript" text:style-name="ListLabel_20_64" text:visited-style-name="ListLabel_20_64"><text:span text:style-name="T26">https://developer.mozilla.org/es/docs/Web/JavaScript</text:span></text:a></text:p>
      <text:p text:style-name="Standard">[2] Javascript ES6 W3C <text:a xlink:type="simple" xlink:href="https://www.w3schools.com/js/js_es6.asp" text:style-name="ListLabel_20_64" text:visited-style-name="ListLabel_20_64"><text:span text:style-name="T26">https://www.w3schools.com/js/js_es6.asp</text:span></text:a></text:p>
      <text:list xml:id="list34947354374500" text:continue-numbering="true" text:style-name="WWNum6">
        <text:list-item>
          <text:p text:style-name="P45"><text:bookmark text:name="_g1qlmy5ta6mu"/>Autores (en orden alfabético)</text:p>
        </text:list-item>
      </text:list>
      <text:p text:style-name="P22">A continuación ofrecemos en orden alfabético el listado de autores que han hecho aportaciones a este documento:</text:p>
      <text:list xml:id="list1510658948" text:style-name="WWNum3">
        <text:list-item>
          <text:p text:style-name="P39">García Barea, Serg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2"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Desarrollo web en entorno cliente</text:span><text:span text:style-name="MT2"> </text:span><text:span text:style-name="MT1"><text:tab/><text:tab/>UD0</text:span><text:span text:style-name="MT2">9</text:span><text:span text:style-name="MT1">. </text:span><text:span text:style-name="MT2">Introducción a jQuery</text:span></text:p>
      </style:header>
      <style:footer>
        <text:p text:style-name="MP2"><text:span text:style-name="MT1">CFGS. Desarrollo de Aplicaciones W</text:span><text:span text:style-name="MT2">eb</text:span><text:span text:style-name="MT1"><text:tab/><text:tab/></text:span><text:span text:style-name="MT2">UD09 - Página</text:span><text:span text:style-name="MT1"> </text:span><text:page-number text:select-page="current">4</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6" meta:image-count="2" meta:object-count="0" meta:page-count="4" meta:paragraph-count="148" meta:word-count="1609" meta:character-count="11669" meta:non-whitespace-character-count="10185"/>
    <meta:generator>LibreOfficeDev/6.0.5.2$Linux_X86_64 LibreOffice_project/</meta:generator>
  </office:meta>
</office:document-meta>
</file>